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he-number-of-rich-customers/" text:style-name="Internet_20_link" text:visited-style-name="Visited_20_Internet_20_Link"><text:span text:style-name="T1">2082. The Number of Rich Customers</text:span></text:a></text:p>
      <text:section text:style-name="Sect1" text:name="headlessui-popover-button-:rr:">
        <text:p text:style-name="Standard"/>
      </text:section>
      <text:p text:style-name="P4">Easy</text:p>
      <text:p text:style-name="P4">63</text:p>
      <text:p text:style-name="P4">20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Store</text:span></text:span></text:p>
      <text:p text:style-name="P2">+-------------+------+</text:p>
      <text:p text:style-name="P2">| Column Name | Type |</text:p>
      <text:p text:style-name="P2">+-------------+------+</text:p>
      <text:p text:style-name="P2">| bill_id <text:s text:c="4"/>| int <text:s/>|</text:p>
      <text:p text:style-name="P2">| customer_id | int <text:s/>|</text:p>
      <text:p text:style-name="P2">| amount <text:s text:c="5"/>| int <text:s/>|</text:p>
      <text:p text:style-name="P2">+-------------+------+</text:p>
      <text:p text:style-name="P2">bill_id is the primary key (column with unique values) for this table.</text:p>
      <text:p text:style-name="P1">Each row contains information about the amount of one bill and the customer associated with it.</text:p>
      <text:p text:style-name="P6"> </text:p>
      <text:p text:style-name="P7"><text:span text:style-name="T1">Write a solution to report the number of customers who had </text:span><text:span text:style-name="Strong_20_Emphasis"><text:span text:style-name="T1">at least one</text:span></text:span><text:span text:style-name="T1"> bill with an amount </text:span><text:span text:style-name="Strong_20_Emphasis"><text:span text:style-name="T1">strictly greater</text:span></text:span><text:span text:style-name="T1"> than </text:span><text:span text:style-name="Source_20_Text"><text:span text:style-name="T2">500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tore table:</text:p>
      <text:p text:style-name="P2">+---------+-------------+--------+</text:p>
      <text:p text:style-name="P2">| bill_id | customer_id | amount |</text:p>
      <text:p text:style-name="P2">+---------+-------------+--------+</text:p>
      <text:p text:style-name="P2">| 6 <text:s text:c="6"/>| 1 <text:s text:c="10"/>| 549 <text:s text:c="3"/>|</text:p>
      <text:p text:style-name="P2">| 8 <text:s text:c="6"/>| 1 <text:s text:c="10"/>| 834 <text:s text:c="3"/>|</text:p>
      <text:p text:style-name="P2">| 4 <text:s text:c="6"/>| 2 <text:s text:c="10"/>| 394 <text:s text:c="3"/>|</text:p>
      <text:p text:style-name="P2">| 11 <text:s text:c="5"/>| 3 <text:s text:c="10"/>| 657 <text:s text:c="3"/>|</text:p>
      <text:p text:style-name="P2">| 13 <text:s text:c="5"/>| 3 <text:s text:c="10"/>| 257 <text:s text:c="3"/>|</text:p>
      <text:p text:style-name="P2">+---------+-------------+--------+</text:p>
      <text:p text:style-name="P3"><text:span text:style-name="Strong_20_Emphasis"><text:span text:style-name="T1">Output:</text:span></text:span><text:span text:style-name="T1"> </text:span></text:p>
      <text:p text:style-name="P2">+------------+</text:p>
      <text:p text:style-name="P2">| rich_count |</text:p>
      <text:p text:style-name="P2">+------------+</text:p>
      <text:p text:style-name="P2">| 2 <text:s text:c="9"/>|</text:p>
      <text:p text:style-name="P2">+------------+</text:p>
      <text:p text:style-name="P3"><text:span text:style-name="Strong_20_Emphasis"><text:span text:style-name="T1">Explanation:</text:span></text:span><text:span text:style-name="T1"> </text:span></text:p>
      <text:p text:style-name="P2">Customer 1 has two bills with amounts strictly greater than 500.</text:p>
      <text:p text:style-name="P2"><text:soft-page-break/>Customer 2 does not have any bills with an amount strictly greater than 500.</text:p>
      <text:p text:style-name="P1">Customer 3 has one bill with an amount strictly greater than 500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09:02:46.549000000</dc:date>
    <meta:editing-duration>PT10S</meta:editing-duration>
    <meta:editing-cycles>1</meta:editing-cycles>
    <meta:document-statistic meta:table-count="0" meta:image-count="0" meta:object-count="0" meta:page-count="2" meta:paragraph-count="43" meta:word-count="214" meta:character-count="1202" meta:non-whitespace-character-count="928"/>
    <meta:generator>LibreOffice/7.2.2.2$Windows_X86_64 LibreOffice_project/02b2acce88a210515b4a5bb2e46cbfb63fe97d56</meta:generator>
  </office:meta>
</office:document-meta>
</file>